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adornments="Félkövér" style:font-family-generic="swiss" style:font-pitch="variable"/>
  </office:font-face-decls>
  <office:automatic-styles>
    <style:style style:name="Táblázat19" style:family="table">
      <style:table-properties style:width="16.903cm" fo:margin-left="0.104cm" fo:margin-right="-0.007cm" fo:margin-top="0.499cm" fo:margin-bottom="0.499cm" table:align="margins"/>
    </style:style>
    <style:style style:name="Táblázat19.A" style:family="table-column">
      <style:table-column-properties style:column-width="2.688cm" style:rel-column-width="10422*"/>
    </style:style>
    <style:style style:name="Táblázat19.B" style:family="table-column">
      <style:table-column-properties style:column-width="6.507cm" style:rel-column-width="25228*"/>
    </style:style>
    <style:style style:name="Táblázat19.C" style:family="table-column">
      <style:table-column-properties style:column-width="4.486cm" style:rel-column-width="17394*"/>
    </style:style>
    <style:style style:name="Táblázat19.D" style:family="table-column">
      <style:table-column-properties style:column-width="3.223cm" style:rel-column-width="12491*"/>
    </style:style>
    <style:style style:name="Táblázat1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9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9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saját_20_-_20_1">
      <style:text-properties style:use-window-font-color="true" fo:font-weight="bold" style:font-weight-asian="bold" style:font-weight-complex="bold"/>
    </style:style>
    <style:style style:name="P4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5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transparent" style:font-weight-asian="normal" style:font-weight-complex="normal"/>
    </style:style>
    <style:style style:name="P6" style:family="paragraph" style:parent-style-name="_5b_RPG_5d__20_Táblázattartalom_20_-_20_fejléc">
      <style:text-properties style:use-window-font-color="true"/>
    </style:style>
    <style:style style:name="P7" style:family="paragraph" style:parent-style-name="Text_20_body">
      <style:text-properties fo:background-color="transparent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Heading_20_4" style:master-page-name="First_20_Page">
      <style:paragraph-properties style:page-number="auto"/>
      <style:text-properties fo:background-color="transparent"/>
    </style:style>
    <style:style style:name="P10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transparent" style:font-weight-asian="normal" style:font-weight-complex="normal"/>
    </style:style>
    <style:style style:name="P11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line-through-style="none" style:font-name="FreeSerif5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line-through-style="none" style:font-name="FreeSerif5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background-color="#ffcc99"/>
    </style:style>
    <style:style style:name="T8" style:family="text">
      <style:text-properties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4">Demonológia</text:h>
      <text:p text:style-name="P7"><text:span text:style-name="T1">Próba: </text:span><text:span text:style-name="T2">Csak biztos tudás. Vagy emlékszik az adatokra és a rituálékra, vagy nem.</text:span></text:p>
      <text:p text:style-name="Text_20_body"><text:span text:style-name="T1">Domináns Tulajdonságok</text:span>: <text:span text:style-name="T8">Emlékezet, Intelligencia és Önuralom a gondolkodásmódjuk kiismeréséhez, <text:tab/>Fogékonyság az idézéshez</text:span></text:p>
      <text:p text:style-name="Text_20_body"><text:span text:style-name="T1">Leírás</text:span>: <text:span text:style-name="T7">xyz</text:span></text:p>
      <text:p text:style-name="Text_20_body"><text:span text:style-name="T1">Kapcsolódó fortélyok</text:span>: <text:span text:style-name="T7">xyz</text:span></text:p>
      <text:p text:style-name="P7"><text:span text:style-name="T3">Biztos tudás, követelmények</text:span>:</text:p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header-rows>
          <table:table-row>
            <table:table-cell table:style-name="Táblázat19.A1" office:value-type="string">
              <text:p text:style-name="P6">Képzettség Szint</text:p>
            </table:table-cell>
            <table:table-cell table:style-name="Táblázat19.A1" office:value-type="string">
              <text:p text:style-name="P6">Biztos tudás</text:p>
            </table:table-cell>
            <table:table-cell table:style-name="Táblázat19.A1" office:value-type="string">
              <text:p text:style-name="P6">Speciális <text:line-break/><text:span text:style-name="T6">(tanulható fortély, különleges <text:s/>képesség)</text:span></text:p>
            </table:table-cell>
            <table:table-cell table:style-name="Táblázat19.D1" office:value-type="string">
              <text:p text:style-name="P6">Követelmény</text:p>
            </table:table-cell>
          </table:table-row>
        </table:table-header-rows>
        <table:table-row>
          <table:table-cell table:style-name="Táblázat19.A2" office:value-type="string">
            <text:p text:style-name="P3">Novícius (3)</text:p>
          </table:table-cell>
          <table:table-cell table:style-name="Táblázat19.A2" office:value-type="string">
            <text:p text:style-name="P5">Birtokában van a démoni világ alapvető elméleti ismereteinek. </text:p>
            <text:p text:style-name="P5">(1) Démoni síkok felépítése, démonok hierarchiája. Képes megmondani egy lényről, hogy az démon-e.</text:p>
            <text:p text:style-name="P5">(2), Ismeri az általános démoni tulajdonságokat</text:p>
            <text:p text:style-name="P5">(3) Felismer a démonidézésre felkészített helyszíneket, tárgyakat. </text:p>
            <text:p text:style-name="P5"/>
            <text:p text:style-name="P5"><text:span text:style-name="T3">Példa</text:span>: Inkvizítor</text:p>
          </table:table-cell>
          <table:table-cell table:style-name="Táblázat19.A2" office:value-type="string">
            <text:p text:style-name="P4"/>
          </table:table-cell>
          <table:table-cell table:style-name="Táblázat19.D2" office:value-type="string">
            <text:p text:style-name="P4">Emlékezet +1</text:p>
          </table:table-cell>
        </table:table-row>
        <table:table-row>
          <table:table-cell table:style-name="Táblázat19.A3" office:value-type="string">
            <text:p text:style-name="P3">Kismester (6)</text:p>
          </table:table-cell>
          <table:table-cell table:style-name="Táblázat19.A3" office:value-type="string">
            <text:p text:style-name="P5">Elkezdi a konkrét fajok tanulmányozását</text:p>
            <text:p text:style-name="P5">(4) Az ismertebb démonok (lásd Bestiárium) nevének és főbb jellemzőinek ismerete (pl. vadász-, harcművész-, csábító-, tűzdémon stb.)</text:p>
            <text:p text:style-name="P5">(5) Megismeri a fontosabb démoni síkok felépíését, azok urait, hercegeit</text:p>
            <text:p text:style-name="P5">(6) Tudása kezd kiterjedni a kevésbé ismert fajokra és síkokra is </text:p>
            <text:p text:style-name="P5"/>
            <text:p text:style-name="P5"><text:span text:style-name="T3">Példa</text:span>: Démonikus varázsló</text:p>
          </table:table-cell>
          <table:table-cell table:style-name="Táblázat19.A3" office:value-type="string">
            <text:p text:style-name="P4"/>
          </table:table-cell>
          <table:table-cell table:style-name="Táblázat19.D3" office:value-type="string">
            <text:p text:style-name="P4">Emlékezet +2</text:p>
          </table:table-cell>
        </table:table-row>
        <table:table-row>
          <table:table-cell table:style-name="Táblázat19.A2" office:value-type="string">
            <text:p text:style-name="P3">Mester (9)</text:p>
          </table:table-cell>
          <table:table-cell table:style-name="Táblázat19.A2" office:value-type="string">
            <text:p text:style-name="P5">Megismeri a démonok gondolkodását, és innentől kezdve képessé válik megdézésükre mágia igénybevétele nélkül is.</text:p>
            <text:p text:style-name="P5">(7) Ismeri a gyengéit, erősségeit, mágikus és egyéb képességeit az ismertebb fajoknak</text:p>
            <text:p text:style-name="P5">(8) Ismeri az alacsony intelligenciájú démonok gondolkodását, meg tudja mondani, mennyire veszélyes egy démon (kb. hányadik szintű karakternek felel meg)</text:p>
            <text:p text:style-name="P5">(9) Alsórendű démonok idézése, urak és hercegek képességeinek ismerete</text:p>
            <text:p text:style-name="P5"><text:span text:style-name="T3"/></text:p>
            <text:p text:style-name="P5"><text:span text:style-name="T3">Példa</text:span>: Nomád sámán</text:p>
          </table:table-cell>
          <table:table-cell table:style-name="Táblázat19.A2" office:value-type="string">
            <text:p text:style-name="P4"/>
          </table:table-cell>
          <table:table-cell table:style-name="Táblázat19.D2" office:value-type="string">
            <text:p text:style-name="P4">Fogékonyság 0</text:p>
            <text:p text:style-name="P4">Intelligencia +1</text:p>
            <text:p text:style-name="P4">Önuralom +1</text:p>
            <text:p text:style-name="P4">Emlékezet +2</text:p>
          </table:table-cell>
        </table:table-row>
        <table:table-row>
          <table:table-cell table:style-name="Táblázat19.A3" office:value-type="string">
            <text:p text:style-name="P3">Nagymester (12)</text:p>
          </table:table-cell>
          <table:table-cell table:style-name="Táblázat19.A3" office:value-type="string">
            <text:p text:style-name="P5">(10) Az összes yneviek által ismert démon nevét és főbb jellemzőit tudja</text:p>
            <text:p text:style-name="P5">(11) Közrendű démonok idézése, érti az átlagos intelligenciájú démonok logikáját</text:p>
            <text:p text:style-name="P5">(12) Kapuk nyitása démoni síkokra</text:p>
            <text:p text:style-name="P5"><text:span text:style-name="T3"/></text:p>
            <text:p text:style-name="P5"><text:span text:style-name="T3">Példa</text:span>: Démonikus mágus</text:p>
          </table:table-cell>
          <table:table-cell table:style-name="Táblázat19.A3" office:value-type="string">
            <text:p text:style-name="P4"/>
          </table:table-cell>
          <table:table-cell table:style-name="Táblázat19.D3" office:value-type="string">
            <text:p text:style-name="P4">Fogékonyság +1</text:p>
            <text:p text:style-name="P4">Intelligencia +2</text:p>
            <text:p text:style-name="P4">Önuralom +2</text:p>
            <text:p text:style-name="P4">Emlékezet +3</text:p>
          </table:table-cell>
        </table:table-row>
        <table:table-row>
          <table:table-cell table:style-name="Táblázat19.A2" office:value-type="string">
            <text:p text:style-name="P3">Élő legenda (15)</text:p>
          </table:table-cell>
          <table:table-cell table:style-name="Táblázat19.A2" office:value-type="string">
            <text:p text:style-name="P5">(13) Démonurak idézése, alacsonyrendű démon állandó megkötése</text:p>
            <text:p text:style-name="P5">(14) minden adatod tud az összes ismert démonról, érti az intelligens démonok gondolkodásának logikáját</text:p>
            <text:p text:style-name="P5">(15) Démonhercegek idézése, közrendű démon állandó megkötése</text:p>
            <text:p text:style-name="P5"><text:span text:style-name="T3"/></text:p>
            <text:p text:style-name="P5"><text:span text:style-name="T3">Példa</text:span>: Démonimádó szekta nagymestere</text:p>
          </table:table-cell>
          <table:table-cell table:style-name="Táblázat19.A2" office:value-type="string">
            <text:p text:style-name="P4"/>
          </table:table-cell>
          <table:table-cell table:style-name="Táblázat19.D2" office:value-type="string">
            <text:p text:style-name="P4">Fogékonyság +2</text:p>
            <text:p text:style-name="P4">Intelligencia +3</text:p>
            <text:p text:style-name="P4">Önuralom +3</text:p>
            <text:p text:style-name="P4">Emlékezet +3</text:p>
          </table:table-cell>
        </table:table-row>
      </table:table>
      <text:p text:style-name="P8"><text:soft-page-break/><text:span text:style-name="_5b_RPG_5d__20_Áthúzott"><text:span text:style-name="T4"/></text:span></text:p>
      <text:p text:style-name="P8"><text:span text:style-name="_5b_RPG_5d__20_Áthúzott"><text:span text:style-name="T4"/></text:span></text:p>
      <text:p text:style-name="P8"><text:span text:style-name="_5b_RPG_5d__20_Áthúzott"><text:span text:style-name="T4">Idézések</text:span></text:span></text:p>
      <text:p text:style-name="P8"><text:span text:style-name="_5b_RPG_5d__20_Áthúzott"><text:span text:style-name="T5">Mágia nélkül démont idézni, hosszadalmas, költséges, bonyolult, de biztonságos. Minden démonhoz más és más rituálé tartozik, melyek sok időt és tárgyi komponenst követelnek meg. A legfontosabb azonban, hogy embert (vagy egyéb értelmes lényt) kell hozzá feláldozni. Ezért cserében viszont a megidézett démon nem bántja megidézőjét, és teljesíti a parancsát, ami a következő lehet: megölni vkit/vkiket, elpusztítani vmit, rövidtávú (egynapos) testőrség. Azonban ha a feladat teljesítése közben súlyosan megsérül, azonnal távozik a saját síkjára.</text:span></text:span></text:p>
      <text:p text:style-name="P8"><text:span text:style-name="_5b_RPG_5d__20_Áthúzott"><text:span text:style-name="T5">Alacsonyrendű: 5 ember feláldozása, 2 órás rituálé, kellékek ára 5 arany</text:span></text:span></text:p>
      <text:p text:style-name="P8"><text:span text:style-name="_5b_RPG_5d__20_Áthúzott"><text:span text:style-name="T5">Közrendű: 20 ember, 5 órás rituálé, 15 arany</text:span></text:span></text:p>
      <text:p text:style-name="P8"><text:span text:style-name="_5b_RPG_5d__20_Áthúzott"><text:span text:style-name="T5">Úr: 100 ember, 1 napos rituálé, 100 arany</text:span></text:span></text:p>
      <text:p text:style-name="P8"><text:span text:style-name="_5b_RPG_5d__20_Áthúzott"><text:span text:style-name="T5">Herceg: 500 ember, vagy 100 serdülőkor előtti gyermek feláldozása, 3 napos rituálé, 300 arany</text:span></text:span></text:p>
      <text:p text:style-name="P8"><text:span text:style-name="_5b_RPG_5d__20_Áthúzott"><text:span text:style-name="T5"/></text:span></text:p>
      <text:p text:style-name="P8"><text:span text:style-name="_5b_RPG_5d__20_Áthúzott"><text:span text:style-name="T5">Állandó megkötés</text:span></text:span></text:p>
      <text:p text:style-name="P8"><text:span text:style-name="_5b_RPG_5d__20_Áthúzott"><text:span text:style-name="T5">Alacsonyrendű és közrendű démonokat lehetséges megkötni, rabszolgává tenni. Itt is szükség van emberáldozatra, de itt ez nem a démonnak adott ajándék, hanem az ebből származó mágikus energiával végérvényesen lerombolja a démon ellenállását a megidézőjével szemben. Ezentúl mindenben engedelmeskedni fog neki, akár életét is adja érte. Ezekre a rituálékra csak gyermekeket lehet felhasználni.</text:span></text:span></text:p>
      <text:p text:style-name="P8"><text:span text:style-name="_5b_RPG_5d__20_Áthúzott"><text:span text:style-name="T5">Alacsonyrendű: 30 gyermek, 4 nap, 60 arany</text:span></text:span></text:p>
      <text:p text:style-name="P8"><text:span text:style-name="_5b_RPG_5d__20_Áthúzott"><text:span text:style-name="T5">Közrendű: 100 gyermek, 1 hét, 150 arany</text:span></text:span></text:p>
      <text:p text:style-name="P8"><text:span text:style-name="_5b_RPG_5d__20_Áthúzott"><text:span text:style-name="T5"/></text:span></text:p>
      <text:p text:style-name="P8"><text:span text:style-name="_5b_RPG_5d__20_Áthúzott"><text:span text:style-name="T5">Síkkapuk nyitása</text:span></text:span></text:p>
      <text:p text:style-name="P8"><text:span text:style-name="_5b_RPG_5d__20_Áthúzott"><text:span text:style-name="T5">Ehhez most nincs ötletem.</text:span></text:span></text:p>
      <text:p text:style-name="P8"><text:span text:style-name="_5b_RPG_5d__20_Áthúzott"><text:span text:style-name="T5"/></text:span></text:p>
      <text:p text:style-name="P8"><text:span text:style-name="_5b_RPG_5d__20_Áthúzott"><text:span text:style-name="T5"/></text:span></text:p>
      <text:p text:style-name="P8"><text:span text:style-name="_5b_RPG_5d__20_Áthúzot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adornments="Félkövé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style:page-number="auto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Probléma_20_fejléc" style:display-name="[RPG] Probléma fejléc" style:family="paragraph" style:parent-style-name="Standard">
      <style:paragraph-properties fo:background-color="#ff6633">
        <style:background-image/>
      </style:paragraph-properties>
      <style:text-properties style:font-name="Arial" fo:font-size="14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100</text:p>
      </style:header>
      <style:footer>
        <text:p text:style-name="P2"><text:page-number text:select-page="current">2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II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km100 képzettségrendszer</dc:title>
    <dc:subject>Képzettségrendszer</dc:subject>
    <dc:creator>Márk Klein</dc:creator>
    <dc:date>2007-11-07T18:57:02</dc:date>
    <meta:editing-cycles>22</meta:editing-cycles>
    <meta:editing-duration>PT2H31M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67" meta:word-count="477" meta:character-count="3479"/>
  </office:meta>
</office:document-meta>
</file>